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17abf"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be4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5" style:family="paragraph" style:parent-style-name="Standard">
      <style:text-properties style:font-name="Times New Roman" officeooo:rsid="00206516" officeooo:paragraph-rsid="00206516"/>
    </style:style>
    <style:style style:name="P6" style:family="paragraph" style:parent-style-name="Standard">
      <style:text-properties style:font-name="Times New Roman" fo:font-weight="bold" officeooo:rsid="001e14a6" officeooo:paragraph-rsid="00240acc" style:font-weight-asian="bold" style:font-weight-complex="bold"/>
    </style:style>
    <style:style style:name="P7" style:family="paragraph" style:parent-style-name="Standard">
      <style:text-properties style:font-name="Times New Roman" fo:font-weight="bold" officeooo:rsid="007cf309" officeooo:paragraph-rsid="007cf309" style:font-weight-asian="bold" style:font-weight-complex="bold"/>
    </style:style>
    <style:style style:name="P8" style:family="paragraph" style:parent-style-name="Table_20_Contents">
      <style:text-properties style:font-name="Times New Roman" fo:font-weight="bold" officeooo:rsid="008093a3" officeooo:paragraph-rsid="008093a3" style:font-weight-asian="bold" style:font-weight-complex="bold"/>
    </style:style>
    <style:style style:name="P9" style:family="paragraph" style:parent-style-name="Standard">
      <style:text-properties style:font-name="Times New Roman" officeooo:rsid="00267fa4" officeooo:paragraph-rsid="005e704c"/>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text-properties style:font-name="Times New Roman" officeooo:paragraph-rsid="00839fe1"/>
    </style:style>
    <style:style style:name="P18" style:family="paragraph" style:parent-style-name="Standard">
      <style:text-properties style:text-underline-style="none" fo:font-weight="normal" officeooo:rsid="007cf309" officeooo:paragraph-rsid="0082be49" style:font-weight-asian="normal" style:font-weight-complex="normal"/>
    </style:style>
    <style:style style:name="P19" style:family="paragraph" style:parent-style-name="Standard">
      <style:text-properties style:text-underline-style="none" fo:font-weight="normal" officeooo:rsid="00820e8d" officeooo:paragraph-rsid="00817abf" style:font-weight-asian="normal" style:font-weight-complex="normal"/>
    </style:style>
    <style:style style:name="P20" style:family="paragraph" style:parent-style-name="Standard">
      <style:text-properties style:text-underline-style="none" fo:font-weight="normal" officeooo:rsid="00820e8d" officeooo:paragraph-rsid="0082be49" style:font-weight-asian="normal" style:font-weight-complex="normal"/>
    </style:style>
    <style:style style:name="P21" style:family="paragraph" style:parent-style-name="Standard">
      <style:text-properties style:text-underline-style="none" fo:font-weight="normal" officeooo:rsid="00820e8d" officeooo:paragraph-rsid="00839fe1" style:font-weight-asian="normal" style:font-weight-complex="normal"/>
    </style:style>
    <style:style style:name="P22" style:family="paragraph" style:parent-style-name="Standard">
      <style:text-properties style:text-underline-style="none" fo:font-weight="normal" officeooo:rsid="0083fd6e" officeooo:paragraph-rsid="00817abf" style:font-weight-asian="normal" style:font-weight-complex="normal"/>
    </style:style>
    <style:style style:name="P23" style:family="paragraph" style:parent-style-name="Standard">
      <style:text-properties style:text-underline-style="none" fo:font-weight="normal" officeooo:rsid="00817abf" officeooo:paragraph-rsid="00817abf" style:font-weight-asian="normal" style:font-weight-complex="normal"/>
    </style:style>
    <style:style style:name="P24" style:family="paragraph" style:parent-style-name="Standard">
      <style:text-properties fo:font-weight="bold" officeooo:rsid="00206516" officeooo:paragraph-rsid="008093a3" style:font-weight-asian="bold" style:font-weight-complex="bold"/>
    </style:style>
    <style:style style:name="P25" style:family="paragraph" style:parent-style-name="Standard">
      <style:text-properties officeooo:paragraph-rsid="00817abf"/>
    </style:style>
    <style:style style:name="P26" style:family="paragraph" style:parent-style-name="Standard">
      <style:text-properties officeooo:paragraph-rsid="0082be49"/>
    </style:style>
    <style:style style:name="P27" style:family="paragraph" style:parent-style-name="Standard">
      <style:text-properties fo:font-style="italic" style:font-style-asian="italic" style:font-style-complex="italic"/>
    </style:style>
    <style:style style:name="P28" style:family="paragraph" style:parent-style-name="Standard" style:list-style-name="L1">
      <style:text-properties style:text-underline-style="none" fo:font-weight="normal" officeooo:rsid="0083fd6e" officeooo:paragraph-rsid="00817abf" style:font-weight-asian="normal" style:font-weight-complex="normal"/>
    </style:style>
    <style:style style:name="P29" style:family="paragraph" style:parent-style-name="Standard" style:list-style-name="L1">
      <style:text-properties style:text-underline-style="none" fo:font-weight="normal" officeooo:rsid="00885a89" officeooo:paragraph-rsid="00817abf" style:font-weight-asian="normal" style:font-weight-complex="normal"/>
    </style:style>
    <style:style style:name="P30" style:family="paragraph" style:parent-style-name="Standard" style:list-style-name="L2">
      <style:text-properties style:text-underline-style="none" fo:font-weight="normal" officeooo:rsid="0086f426" officeooo:paragraph-rsid="00817abf" style:font-weight-asian="normal" style:font-weight-complex="normal"/>
    </style:style>
    <style:style style:name="P31" style:family="paragraph" style:parent-style-name="Standard" style:list-style-name="L2">
      <style:text-properties style:text-underline-style="none" fo:font-weight="normal" officeooo:rsid="00817abf" officeooo:paragraph-rsid="00817abf" style:font-weight-asian="normal" style:font-weight-complex="normal"/>
    </style:style>
    <style:style style:name="P32" style:family="paragraph" style:parent-style-name="Standard" style:list-style-name="L3">
      <style:text-properties style:text-underline-style="none" fo:font-weight="normal" officeooo:rsid="008dc042" officeooo:paragraph-rsid="0082be49" style:font-weight-asian="normal" style:font-weight-complex="normal"/>
    </style:style>
    <style:style style:name="P33" style:family="paragraph" style:parent-style-name="Standard" style:list-style-name="L3">
      <style:text-properties officeooo:rsid="008c2025" officeooo:paragraph-rsid="0082be49"/>
    </style:style>
    <style:style style:name="P34" style:family="paragraph" style:parent-style-name="Standard" style:list-style-name="L3">
      <style:text-properties officeooo:rsid="008dc042" officeooo:paragraph-rsid="0082be49"/>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82e270"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03dab"/>
    </style:style>
    <style:style style:name="T16" style:family="text">
      <style:text-properties officeooo:rsid="008431bb"/>
    </style:style>
    <style:style style:name="T17" style:family="text">
      <style:text-properties officeooo:rsid="008093a3"/>
    </style:style>
    <style:style style:name="T18" style:family="text">
      <style:text-properties officeooo:rsid="00847234"/>
    </style:style>
    <style:style style:name="T19" style:family="text">
      <style:text-properties officeooo:rsid="00879a2c"/>
    </style:style>
    <style:style style:name="T20" style:family="text">
      <style:text-properties officeooo:rsid="00828ff7"/>
    </style:style>
    <style:style style:name="T21" style:family="text">
      <style:text-properties style:text-underline-style="none" fo:font-weight="normal" officeooo:rsid="00885a89" style:font-weight-asian="normal" style:font-weight-complex="normal"/>
    </style:style>
    <style:style style:name="T22" style:family="text">
      <style:text-properties style:text-underline-style="none" fo:font-weight="normal" officeooo:rsid="0082be49" style:font-weight-asian="normal" style:font-weight-complex="normal"/>
    </style:style>
    <style:style style:name="T23" style:family="text">
      <style:text-properties style:text-underline-style="none" fo:font-weight="normal" officeooo:rsid="00839fe1" style:font-weight-asian="normal" style:font-weight-complex="normal"/>
    </style:style>
    <style:style style:name="T24" style:family="text">
      <style:text-properties officeooo:rsid="00885a89"/>
    </style:style>
    <style:style style:name="T25" style:family="text">
      <style:text-properties officeooo:rsid="0083fd6e"/>
    </style:style>
    <style:style style:name="T26" style:family="text">
      <style:text-properties officeooo:rsid="00855ff7"/>
    </style:style>
    <style:style style:name="T27" style:family="text">
      <style:text-properties officeooo:rsid="00824b28"/>
    </style:style>
    <style:style style:name="T28" style:family="text">
      <style:text-properties officeooo:rsid="0089b355"/>
    </style:style>
    <style:style style:name="T29" style:family="text">
      <style:text-properties officeooo:rsid="0089f61c"/>
    </style:style>
    <style:style style:name="T30" style:family="text">
      <style:text-properties officeooo:rsid="008fd177"/>
    </style:style>
    <style:style style:name="T31" style:family="text">
      <style:text-properties officeooo:rsid="0088879f"/>
    </style:style>
    <style:style style:name="T32" style:family="text">
      <style:text-properties officeooo:rsid="008c2025"/>
    </style:style>
    <style:style style:name="T33" style:family="text">
      <style:text-properties officeooo:rsid="008dc042"/>
    </style:style>
    <style:style style:name="T34" style:family="text">
      <style:text-properties officeooo:rsid="0082be49"/>
    </style:style>
    <style:style style:name="T35" style:family="text">
      <style:text-properties officeooo:rsid="00836a6a"/>
    </style:style>
    <style:style style:name="T36" style:family="text">
      <style:text-properties officeooo:rsid="00893e56"/>
    </style:style>
    <style:style style:name="T37" style:family="text">
      <style:text-properties officeooo:rsid="008c0e4f"/>
    </style:style>
    <style:style style:name="T38" style:family="text">
      <style:text-properties officeooo:rsid="0089cba4"/>
    </style:style>
    <style:style style:name="T39" style:family="text">
      <style:text-properties officeooo:rsid="008aeaed"/>
    </style:style>
    <style:style style:name="T40" style:family="text">
      <style:text-properties officeooo:rsid="008b1937"/>
    </style:style>
    <style:style style:name="T41" style:family="text">
      <style:text-properties officeooo:rsid="008bb716"/>
    </style:style>
    <style:style style:name="T42" style:family="text">
      <style:text-properties officeooo:rsid="00839fe1"/>
    </style:style>
    <style:style style:name="T43" style:family="text">
      <style:text-properties fo:font-style="italic" style:font-style-asian="italic" style:font-style-complex="italic"/>
    </style:style>
    <style:style style:name="T44" style:family="text">
      <style:text-properties officeooo:rsid="00857b33"/>
    </style:style>
    <style:style style:name="T45" style:family="text">
      <style:text-properties officeooo:rsid="008617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1</text:p>
      <table:table table:name="Table1" table:style-name="Table1">
        <table:table-column table:style-name="Table1.A"/>
        <table:table-column table:style-name="Table1.B"/>
        <table:table-row>
          <table:table-cell table:style-name="Table1.A1" office:value-type="string">
            <text:p text:style-name="P5">Course Title:</text:p>
          </table:table-cell>
          <table:table-cell table:style-name="Table1.A1" office:value-type="string">
            <text:p text:style-name="P24">Terminología Especializada <text:span text:style-name="T16">en Documentos </text:span>Jurídic<text:span text:style-name="T16">os</text:span></text:p>
          </table:table-cell>
        </table:table-row>
        <table:table-row>
          <table:table-cell table:style-name="Table1.A1" office:value-type="string">
            <text:p text:style-name="P11">Course ID:</text:p>
          </table:table-cell>
          <table:table-cell table:style-name="Table1.A1" office:value-type="string">
            <text:p text:style-name="P6">IT0<text:span text:style-name="T17">733</text:span><text:span text:style-name="T5"> </text:span><text:span text:style-name="T13">(Marron, 25-2)</text:span></text:p>
          </table:table-cell>
        </table:table-row>
        <table:table-row>
          <table:table-cell table:style-name="Table1.A1" office:value-type="string">
            <text:p text:style-name="P12">Cohort <text:span text:style-name="T4">ID</text:span>:</text:p>
          </table:table-cell>
          <table:table-cell table:style-name="Table1.A1" office:value-type="string">
            <text:p text:style-name="P8">7A</text:p>
          </table:table-cell>
        </table:table-row>
        <table:table-row>
          <table:table-cell table:style-name="Table1.A1" office:value-type="string">
            <text:p text:style-name="P13"><text:span text:style-name="T14">Exam </text:span>Date:</text:p>
          </table:table-cell>
          <table:table-cell table:style-name="Table1.A1" office:value-type="string">
            <text:p text:style-name="P7">1<text:span text:style-name="T17">1</text:span><text:span text:style-name="T15">-</text:span><text:span text:style-name="T17">12</text:span> Feb 2025</text:p>
          </table:table-cell>
        </table:table-row>
      </table:table>
      <text:p text:style-name="P5"/>
      <text:p text:style-name="P10"><text:span text:style-name="T2">General </text:span><text:span text:style-name="T1">Instructions: </text:span><text:span text:style-name="T10">Print</text:span><text:span text:style-name="T3">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1">and a</text:span><text:span text:style-name="T9">dd extra sheets of paper as needed. Be sure to write your name on any extra sheets of paper. </text:span><text:span text:style-name="T11">S</text:span><text:span text:style-name="T9">taple all exam papers together when you are finished.</text:span></text:p>
      <text:p text:style-name="P15"/>
      <text:p text:style-name="P10"><text:span text:style-name="T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6"/>
      <text:p text:style-name="P17">This is a closed book exam. <text:span text:style-name="T36">Attempt to answer all questions, </text:span><text:span text:style-name="T37">eve</text:span><text:span text:style-name="T36">n if you are uncertain. Whenever possible, provide answers in bullet list format with complete content. </text:span><text:span text:style-name="T38">Tasks will be evaluated by sub-tasks. Three (3) points are available for each sub-task: Accuracy </text:span><text:span text:style-name="T39">(</text:span><text:span text:style-name="T38">1 pt), Completeness (1 pt), and Sufficiency (1 pt). </text:span><text:span text:style-name="T39">Points will be awarded in 0.1 increments. </text:span><text:span text:style-name="T40">Answer in English unless requested to do </text:span><text:span text:style-name="T45">so </text:span><text:span text:style-name="T40">otherwise.</text:span></text:p>
      <text:p text:style-name="P9"/>
      <text:p text:style-name="P9"/>
      <text:p text:style-name="P4">Task 1 <text:span text:style-name="T41">(6 pts)</text:span></text:p>
      <text:p text:style-name="P21"><text:span text:style-name="T36">Briefly summarize </text:span>your paper on the history of a <text:span text:style-name="T42">field of law </text:span>in Mexico. <text:span text:style-name="T36">R</text:span>ecount the <text:span text:style-name="T36">general </text:span>history of the <text:span text:style-name="T42">legal </text:span>field <text:span text:style-name="T19">you selected, </text:span>but focus on the present state of the discipline <text:span text:style-name="T18">in Mexico</text:span>. </text:p>
      <text:p text:style-name="P19"/>
      <text:p text:style-name="P19"/>
      <text:p text:style-name="P2">Task <text:span text:style-name="T20">2 </text:span><text:span text:style-name="T42">(6 pts)</text:span></text:p>
      <text:p text:style-name="P25"><text:span text:style-name="T21">Jargon is defined as the set of </text:span>special words or expressions that are used by a particular profession or group and are difficult for others to understand. <text:span text:style-name="T24">Answer the following </text:span><text:span text:style-name="T35">questions </text:span><text:span text:style-name="T24">related to jargon:</text:span></text:p>
      <text:list xml:id="list1799595621" text:style-name="L1">
        <text:list-item>
          <text:p text:style-name="P28">Why does jargon evolve in virtually any human endeavor? </text:p>
        </text:list-item>
        <text:list-item>
          <text:p text:style-name="P29">Is legal language considered jargon? Explain.</text:p>
        </text:list-item>
        <text:list-item>
          <text:p text:style-name="P28">Compare and contrast “ good” <text:s/>and “ bad” <text:s/>jargon.</text:p>
        </text:list-item>
      </text:list>
      <text:p text:style-name="P22"/>
      <text:p text:style-name="P22"/>
      <text:p text:style-name="P2">Task <text:span text:style-name="T25">3 </text:span><text:span text:style-name="T42">(9pts)</text:span></text:p>
      <text:p text:style-name="P23">The legal system<text:span text:style-name="T27">s</text:span> in México and in the US are fundamentally different. Discuss these differences by answering the following questions:</text:p>
      <text:list xml:id="list2813121120" text:style-name="L2">
        <text:list-item>
          <text:p text:style-name="P30">Define the term, “legal system” . </text:p>
        </text:list-item>
        <text:list-item>
          <text:p text:style-name="P31">Discuss civil law and common law with respect to México and the US. What are the historical roots of each <text:span text:style-name="T27">legal </text:span>system? What are the areas which differ most when comparing the two legal systems? What are some advantages and disadvantages to each legal system?<text:span text:style-name="T26">. </text:span></text:p>
        </text:list-item>
      </text:list>
      <text:p text:style-name="P19"/>
      <text:p text:style-name="P19"/>
      <text:p text:style-name="P19"/>
      <text:p text:style-name="P3"><text:soft-page-break/>Task <text:span text:style-name="T31">4 </text:span><text:span text:style-name="T42">(9 pts)</text:span></text:p>
      <text:p text:style-name="P20">The <text:s/><text:span text:style-name="T43">Diario Oficial de la Federación</text:span> <text:span text:style-name="T28">(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28">The DOF is governed by federal la</text:span><text:span text:style-name="T42">w. The third article </text:span><text:span text:style-name="T28">of this law stipulates what may be published in the DOF. </text:span><text:span text:style-name="T29">Translate </text:span><text:span text:style-name="T30">the third </text:span><text:span text:style-name="T42">a</text:span><text:span text:style-name="T29">rticle into English.</text:span></text:p>
      <text:p text:style-name="P20"/>
      <text:p text:style-name="P27">ARTICULO 3o.- Serán materia de publicación en el Diario Oficial de la Federación:</text:p>
      <text:p text:style-name="P27"/>
      <text:p text:style-name="P27">I.- Las leyes y decretos expedidos por el Congreso de la Unión, así como cualquier otro acto o resolución relativos a la actividad parlamentaria que sean de interés general;</text:p>
      <text:p text:style-name="P27"/>
      <text:p text:style-name="P27">II.-Los decretos, reglamentos, acuerdos y órdenes del Ejecutivo Federal que sean de interés general;</text:p>
      <text:p text:style-name="P27"/>
      <text:p text:style-name="P27">III.-Los acuerdos, circulares y órdenes de las Dependencias del Ejecutivo Federal, que sean de interés general;</text:p>
      <text:p text:style-name="P27"/>
      <text:p text:style-name="P27">IV.-Los Tratados celebrados por el Gobierno de los Estados Unidos Mexicanos;</text:p>
      <text:p text:style-name="P27"/>
      <text:p text:style-name="P27">V.- Los acuerdos y resoluciones de interés general emitidos por el Pleno de la Suprema Corte de Justicia de la Nación, el Consejo de la Judicatura Federal y el Tribunal Electoral del Poder Judicial de la Federación;</text:p>
      <text:p text:style-name="P27"/>
      <text:p text:style-name="P27">VI.- Las disposiciones jurídicas que la Constitución y las leyes ordenen que se publiquen en el Periódico Oficial;</text:p>
      <text:p text:style-name="P27"/>
      <text:p text:style-name="P27">VII.- Los acuerdos y resoluciones de carácter general que emitan los Órganos Constitucionales Autónomos que sean de interés general;</text:p>
      <text:p text:style-name="P27"/>
      <text:p text:style-name="P27">VIII.- Aquellos actos o resoluciones que por propia importancia así lo determine el Presidente de la República, y</text:p>
      <text:p text:style-name="P27"/>
      <text:p text:style-name="P27">IX.- Las fe de erratas que la autoridad estime necesarias.</text:p>
      <text:p text:style-name="P27"/>
      <text:p text:style-name="P18"/>
      <text:p text:style-name="P3">Task <text:span text:style-name="T32">5 </text:span><text:span text:style-name="T44">(9 pts)</text:span></text:p>
      <text:p text:style-name="P26"><text:span text:style-name="T22">Both Mexico and the US have laws regarding </text:span><text:span text:style-name="T23">the </text:span><text:span text:style-name="T32">termination </text:span><text:span text:style-name="T42">of a property rental agreement (lease) </text:span><text:span text:style-name="T44">when </text:span><text:span text:style-name="T33">there is a legally binding </text:span><text:span text:style-name="T32">landlord-tenant contract </text:span><text:span text:style-name="T33">in place</text:span><text:span text:style-name="T32">. </text:span><text:span text:style-name="T34">Compare and contrast these laws by answering the following questions:</text:span></text:p>
      <text:list xml:id="list1192097619" text:style-name="L3">
        <text:list-item>
          <text:p text:style-name="P33">When does a tenant have the right to terminate a rental contract <text:span text:style-name="T33">in México? In the US? Are tenants granted the same rights in both countries?</text:span></text:p>
          <text:p text:style-name="P33"/>
        </text:list-item>
        <text:list-item>
          <text:p text:style-name="P34">When does a landlord have the right to evict a tenant in México? In the US? Are landlords granted the same rights in both countries?</text:p>
          <text:p text:style-name="P34"/>
        </text:list-item>
        <text:list-item>
          <text:p text:style-name="P32"><text:span text:style-name="T44">Critique</text:span> the legal rights in México and the US for for both tenants and landlord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4T11:26:56.816587085</dc:date>
    <meta:editing-duration>PT10H17M50S</meta:editing-duration>
    <meta:editing-cycles>82</meta:editing-cycles>
    <meta:generator>LibreOffice/7.3.7.2$Linux_X86_64 LibreOffice_project/30$Build-2</meta:generator>
    <meta:document-statistic meta:table-count="1" meta:image-count="1" meta:object-count="0" meta:page-count="2" meta:paragraph-count="40" meta:word-count="755" meta:character-count="4478" meta:non-whitespace-character-count="3763"/>
  </office:meta>
</office:document-meta>
</file>